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svg:font-family="Times" style:font-family-generic="roman" style:font-pitch="variable"/>
  </office:font-face-decls>
  <office:automatic-styles>
    <style:style style:name="P1" style:family="paragraph" style:parent-style-name="Standard">
      <style:paragraph-properties fo:text-align="end" style:justify-single-word="false"/>
      <style:text-properties style:font-name="Times" fo:font-size="8pt" style:font-size-asian="8pt" style:font-size-complex="8pt"/>
    </style:style>
    <style:style style:name="P2" style:family="paragraph" style:parent-style-name="Standard">
      <style:paragraph-properties fo:text-align="center" style:justify-single-word="false"/>
      <style:text-properties style:font-name="Times" fo:font-size="16pt" style:font-size-asian="16pt" style:font-size-complex="16pt"/>
    </style:style>
    <style:style style:name="P3" style:family="paragraph" style:parent-style-name="Standard">
      <style:paragraph-properties fo:text-align="start" style:justify-single-word="false"/>
      <style:text-properties style:font-name="Times" fo:font-size="11pt" style:font-size-asian="11pt" style:font-size-complex="11pt"/>
    </style:style>
    <style:style style:name="P4" style:family="paragraph" style:parent-style-name="Standard">
      <style:paragraph-properties fo:text-align="start" style:justify-single-word="false"/>
      <style:text-properties style:font-name="Times" fo:font-size="11pt" fo:font-style="italic" style:font-size-asian="11pt" style:font-style-asian="italic" style:font-size-complex="11pt" style:font-style-complex="italic"/>
    </style:style>
    <style:style style:name="P5" style:family="paragraph" style:parent-style-name="Standard">
      <style:paragraph-properties fo:text-align="start" style:justify-single-word="false"/>
      <style:text-properties style:font-name="Times"/>
    </style:style>
    <style:style style:name="T1"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tay Joffe</text:p>
      <text:p text:style-name="P1">CSE 123A: Networking</text:p>
      <text:p text:style-name="P1">12/07/2006</text:p>
      <text:p text:style-name="P2">Final Exam Extra Credit Question</text:p>
      <text:p text:style-name="P3"/>
      <text:p text:style-name="P4">You want to connect a bunch of machines in a LAN through a switch without having to assign IP addresses manually or using routers with DHCP. Design a system for machines to automatically select an IP and notify others so that the computers can talk to each other using TCP and other protocols?</text:p>
      <text:p text:style-name="P3"/>
      <text:p text:style-name="P3">In a similar fashion as NAT, we reserve a set of IP's, say 164.*, for local communication. When a machine A comes up and does not have a manually set IP configuration and there is no response from DHCP, the machine will choose the first IP from the reserved space mentioned before (164.0.0.1). At this point it will also turn on bridge style <text:span text:style-name="T1">promiscuous</text:span> learning so that it can figure out its neighbors' addresses when they send information. Once this is chosen, the machine will announce its IP address on a data link broadcast “hello” type packet. If there is another machine B on the LAN with the same IP, it will broadcast a packet that describes all the machines it knows about (with their IP and MAC addresses). B will now change its IP address to the smallest IP address that was not in the list it received from A. It will announce this as before. If this address is taken, another machine C (which B did not know about), will send A its list of known machines just as B did, and the process repeats. The important thing to note is that eventually A will get an IP address, because progress is made on each iteration. When A's IP address collided the first time, B sent its known machine list to everyone, not just to A, which means C must have heard it and added the information to its known machine list. Therefore the known machine list that A gets on the second collision contains all the data of the first one, plus at the very least C.</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svg:font-family="Times"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12-07T13:33:55</meta:creation-date>
    <dc:date>2006-12-07T19:27:19</dc:date>
    <dc:language>en-US</dc:language>
    <meta:editing-cycles>15</meta:editing-cycles>
    <meta:editing-duration>PT20M52S</meta:editing-duration>
    <meta:user-defined meta:name="Info 1"/>
    <meta:user-defined meta:name="Info 2"/>
    <meta:user-defined meta:name="Info 3"/>
    <meta:user-defined meta:name="Info 4"/>
    <meta:document-statistic meta:table-count="0" meta:image-count="0" meta:object-count="0" meta:page-count="1" meta:paragraph-count="6" meta:word-count="336" meta:character-count="1815"/>
  </office:meta>
</office:document-meta>
</file>